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FileNameFilter.accept( File dir , String 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dexFileNameFilter.isCFSFil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dexFileNameFilter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FileNameFilter.IndexFileNameFil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